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f3bba" officeooo:paragraph-rsid="000f3bba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f3bba" officeooo:paragraph-rsid="000f3bb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3bba" officeooo:paragraph-rsid="000f3bb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5024" officeooo:paragraph-rsid="000f502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0f5024"/>
    </style:style>
    <style:style style:name="P6" style:family="paragraph" style:parent-style-name="Standard">
      <style:paragraph-properties fo:text-align="start" style:justify-single-word="false"/>
      <style:text-properties officeooo:paragraph-rsid="000febb4"/>
    </style:style>
    <style:style style:name="P7" style:family="paragraph" style:parent-style-name="Standard">
      <style:paragraph-properties fo:text-align="start" style:justify-single-word="false"/>
      <style:text-properties officeooo:rsid="000febb4" officeooo:paragraph-rsid="000febb4"/>
    </style:style>
    <style:style style:name="T1" style:family="text">
      <style:text-properties officeooo:rsid="000f5024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f5024" style:font-size-asian="10.5pt" style:font-size-complex="12pt"/>
    </style:style>
    <style:style style:name="T4" style:family="text">
      <style:text-properties fo:font-size="12pt" officeooo:rsid="000febb4" style:font-size-asian="10.5pt" style:font-size-complex="12pt"/>
    </style:style>
    <style:style style:name="T5" style:family="text">
      <style:text-properties officeooo:rsid="000fe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Bosco Study Hall </text:p>
      <text:p text:style-name="P2">at Saint Ambrose Parish Centre<text:line-break/><text:line-break/><text:span text:style-name="T1">Starting</text:span> Fall 2024</text:p>
      <text:p text:style-name="P2"/>
      <text:p text:style-name="P3">A quiet place to study and complete homeschool<text:span text:style-name="T1">ing work grades 3-12. Parents welcome, </text:span><text:span text:style-name="T5">but adult supervision also provided. <text:s/></text:span><text:span text:style-name="T1"><text:line-break/>Tutoring for homeschool families who need help with grading, English as second language, scheduling, specific subjects</text:span></text:p>
      <text:p text:style-name="P4">Recess and lunch hour for recreation and socialization. <text:line-break/>Open to all St. Ambrose parishioners. </text:p>
      <text:p text:style-name="P3"/>
      <text:p text:style-name="P4">Hours:</text:p>
      <text:p text:style-name="P4">Monday, Wednesday, Friday 9:00 -12:00 (lunch hour from 12:00 to 12:30, 20 min recess at 10:30)<text:line-break/>Drop in at any point during these times with parents permission</text:p>
      <text:p text:style-name="P4"/>
      <text:p text:style-name="P4">Cost: </text:p>
      <text:p text:style-name="P4">1 hail mary</text:p>
      <text:p text:style-name="P4"/>
      <text:p text:style-name="P5"><text:span text:style-name="T3">Rules: </text:span></text:p>
      <text:p text:style-name="P6"><text:span text:style-name="T3">Quiet like a library. Each student will work mostly independently.<text:line-break/></text:span>No phones, check them at the door.<text:line-break/>No internet. We'll have some basic computers for word-processing but research will have to be done at home.<text:line-break/><text:span text:style-name="T5">I</text:span>nappropriate <text:span text:style-name="T5">behaviour may result in a student being sent home, at digression of the moderator<text:line-break/><text:line-break/><text:line-break/>More information? </text:span></text:p>
      <text:p text:style-name="P6"><text:span text:style-name="T4">Looking for help getting started homeschooling? </text:span><text:span text:style-name="T3"><text:line-break/></text:span><text:span text:style-name="T4">Sign up for tutoring? </text:span></text:p>
      <text:p text:style-name="P6"><text:span text:style-name="T4"/></text:p>
      <text:p text:style-name="P7"><text:span text:style-name="T4">9</text:span><text:span text:style-name="T2">02-307-7435 or email: cjchandl@ualberta.c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25:32.933554761</meta:creation-date>
    <dc:date>2024-05-23T13:04:12.630654121</dc:date>
    <meta:editing-duration>PT3M22S</meta:editing-duration>
    <meta:editing-cycles>1</meta:editing-cycles>
    <meta:document-statistic meta:table-count="0" meta:image-count="0" meta:object-count="0" meta:page-count="1" meta:paragraph-count="12" meta:word-count="159" meta:character-count="1037" meta:non-whitespace-character-count="877"/>
    <meta:generator>LibreOffice/7.3.7.2$Linux_X86_64 LibreOffice_project/30$Build-2</meta:generator>
  </office:meta>
</office:document-meta>
</file>